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f28d" officeooo:paragraph-rsid="0004f28d"/>
    </style:style>
    <style:style style:name="T1" style:family="text">
      <style:text-properties officeooo:rsid="00061edb"/>
    </style:style>
    <style:style style:name="T2" style:family="text">
      <style:text-properties fo:font-style="italic" officeooo:rsid="00061edb" style:font-style-asian="italic" style:font-style-complex="italic"/>
    </style:style>
    <style:style style:name="T3" style:family="text">
      <style:text-properties fo:font-style="italic" fo:font-weight="bold" officeooo:rsid="00061edb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061edb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061edb" style:font-style-asian="italic" style:font-weight-asian="normal" style:font-style-complex="italic" style:font-weight-complex="normal"/>
    </style:style>
    <style:style style:name="T6" style:family="text">
      <style:text-properties fo:font-style="normal" officeooo:rsid="00061edb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normal" officeooo:rsid="00061edb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061edb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yan Blair, Garrett Leone</text:p>
      <text:p text:style-name="P1">2. Initial decisions: Python, Unix servers on Cal Poly</text:p>
      <text:p text:style-name="P1">3. Internal architecture</text:p>
      <text:p text:style-name="P1"><text:s text:c="3"/>Data - 2D arrays for the purpose of storing and accessing the data easily</text:p>
      <text:p text:style-name="P1">4. Task Log</text:p>
      <text:p text:style-name="P1"><text:s text:c="3"/><text:span text:style-name="T1">Rework</text:span> of menu - Garrett/Ryan, <text:span text:style-name="T1">10 min</text:span></text:p>
      <text:p text:style-name="P1"><text:s text:c="3"/>Functionality of <text:span text:style-name="T1">new </text:span>menu choice<text:span text:style-name="T1">s</text:span> - Garrett/Ryan, <text:span text:style-name="T1">40 min</text:span></text:p>
      <text:p text:style-name="P1"><text:s text:c="3"/>Test cases - Garrett/Ryan, <text:span text:style-name="T1">30 min</text:span></text:p>
      <text:p text:style-name="P1">5. Notes on testing</text:p>
      <text:p text:style-name="P1"><text:s text:c="4"/><text:span text:style-name="T1">Pretty similar to part one. Put the tests of part 2 in the same file as part 1. They should be distinguished in </text:span><text:span text:style-name="T8">the</text:span><text:span text:style-name="T1"> output.</text:span></text:p>
      <text:p text:style-name="P1">6. Anything else?</text:p>
      <text:p text:style-name="P1"><text:s text:c="4"/>No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blair </meta:initial-creator>
    <meta:creation-date>2017-09-21T12:20:10.453839676</meta:creation-date>
    <dc:date>2017-09-26T12:42:57.847119843</dc:date>
    <dc:creator>rablair </dc:creator>
    <meta:editing-duration>PT3M21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12" meta:word-count="89" meta:character-count="499" meta:non-whitespace-character-count="402"/>
  </office:meta>
</office:document-meta>
</file>